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style:writing-mode="lr-tb"/>
    </style:style>
    <style:style style:name="P3" style:family="paragraph" style:parent-style-name="Text_20_body">
      <style:paragraph-properties fo:text-align="center" style:justify-single-word="false" style:writing-mode="lr-tb"/>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style:writing-mode="lr-tb"/>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8-1 Discussion: Model Evaluation and Adjustments</text:h>
      <text:p text:style-name="P1">Michael Surdek posted Jul 27, 2022 9:18 PM</text:p>
      <text:p text:style-name="P1"><text:bookmark text:name="d2l_1_94_373"/></text:p>
      <text:section text:style-name="Sect1" text:name="d2l_1_96_153">
        <text:p text:style-name="P2">There are two hypotheses that must be evaluated by GE before determining if it would be worth it to use data analytics to predict customers that are likely to churn and to use those predictions to guide outreach from customer service and support. The first hypothesis is that it is possible to predict customer churn based on cellular service, usage, and personal information. The second hypothesis is that contacting customers when they are deemed likely to churn will save some of them from cancelling.</text:p>
        <text:p text:style-name="Text_20_body">To assess the first hypothesis, the model must be evaluated on unseen data once it has been built. The accuracy of these predictions can determine if the model is a significant improvement over randomly guessing whether or not a customer will churn. Since the original data set is made up of 50% churn and 50% no-churn, an accuracy above 50% is an improvement on random guessing. An accuracy near 60% or more is very likely to be a significant improvement, which means that the model is useful for predicting customers who will churn. Additionally, the proportions of false negatives and false positives should be evaluated. In this case, it is probably more detrimental to predict that a customer will not churn when they will than it is to predict that a customer will churn when they will not. For this reason, a model that returns many false negatives might not be as useful as the overall accuracy shows.</text:p>
        <text:p text:style-name="Text_20_body">To assess the second hypothesis, a separate study could be conducted to test whether contacting customers who are likely to cancel can prevent them from cancelling. One way to test this hypothesis would be to identify a group of active customers that are predicted to churn with a likelihood above a certain threshold, such as 75%. This group could then be divided into two groups, one that is contacted by customer service and one that is left alone as a control. Then, after a month or more, the two groups can be evaluated based on the number of customers who ended up cancelling. If the group who was contacted has significantly less churn than the control, then the second hypothesis can be accepted.</text:p>
        <text:p text:style-name="Text_20_body">If either of these hypotheses are rejected, it may still be worth it to build a predictive model and to simply make adjustments as to how it will be used to understand customer churn. For example, based on the pilot study so far, it is clear that there are specific attributes which are important for predicting customers who will churn. Pursuing the predictive model in spite of a rejected hypothesis originally can still help GE understand why they are seeing an increase in churn and what they could do from a product or business process standpoint to lower or at least stabilize chur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7-27T21:19:03.860783987</dc:date>
    <meta:editing-duration>PT4M19S</meta:editing-duration>
    <meta:editing-cycles>6</meta:editing-cycles>
    <meta:generator>LibreOffice/6.4.7.2$Linux_X86_64 LibreOffice_project/40$Build-2</meta:generator>
    <meta:document-statistic meta:table-count="0" meta:image-count="0" meta:object-count="0" meta:page-count="1" meta:paragraph-count="6" meta:word-count="482" meta:character-count="2797" meta:non-whitespace-character-count="2321"/>
  </office:meta>
</office:document-meta>
</file>